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in" fo:margin-bottom="0in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in" fo:margin-bottom="0in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1">
      <style:paragraph-properties fo:margin-top="0in" fo:margin-bottom="0in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2">
      <style:paragraph-properties fo:margin-top="0in" fo:margin-bottom="0in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in" fo:margin-bottom="0in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5"/>
    <style:style style:name="P47" style:family="paragraph" style:parent-style-name="Text_20_body" style:list-style-name="L25">
      <style:paragraph-properties fo:margin-top="0in" fo:margin-bottom="0in" style:contextual-spacing="false"/>
    </style:style>
    <style:style style:name="P48" style:family="paragraph" style:parent-style-name="Text_20_body" style:list-style-name="L26"/>
    <style:style style:name="P49" style:family="paragraph" style:parent-style-name="Text_20_body" style:list-style-name="L26">
      <style:paragraph-properties fo:margin-top="0in" fo:margin-bottom="0in" style:contextual-spacing="false"/>
    </style:style>
    <style:style style:name="P50" style:family="paragraph" style:parent-style-name="Text_20_body" style:list-style-name="L27"/>
    <style:style style:name="P51" style:family="paragraph" style:parent-style-name="Text_20_body" style:list-style-name="L27">
      <style:paragraph-properties fo:margin-top="0in" fo:margin-bottom="0in" style:contextual-spacing="false"/>
    </style:style>
    <style:style style:name="P52" style:family="paragraph" style:parent-style-name="Text_20_body" style:list-style-name="L28"/>
    <style:style style:name="P53" style:family="paragraph" style:parent-style-name="Text_20_body" style:list-style-name="L28">
      <style:paragraph-properties fo:margin-top="0in" fo:margin-bottom="0in" style:contextual-spacing="false"/>
    </style:style>
    <style:style style:name="P54" style:family="paragraph" style:parent-style-name="Text_20_body" style:list-style-name="L29"/>
    <style:style style:name="P55" style:family="paragraph" style:parent-style-name="Text_20_body" style:list-style-name="L29">
      <style:paragraph-properties fo:margin-top="0in" fo:margin-bottom="0in" style:contextual-spacing="false"/>
    </style:style>
    <style:style style:name="P56" style:family="paragraph" style:parent-style-name="Text_20_body" style:list-style-name="L30"/>
    <style:style style:name="P57" style:family="paragraph" style:parent-style-name="Text_20_body" style:list-style-name="L30">
      <style:paragraph-properties fo:margin-top="0in" fo:margin-bottom="0in" style:contextual-spacing="false"/>
    </style:style>
    <style:style style:name="P58" style:family="paragraph" style:parent-style-name="Text_20_body" style:list-style-name="L31"/>
    <style:style style:name="P59" style:family="paragraph" style:parent-style-name="Text_20_body" style:list-style-name="L31">
      <style:paragraph-properties fo:margin-top="0in" fo:margin-bottom="0in" style:contextual-spacing="false"/>
    </style:style>
    <style:style style:name="P60" style:family="paragraph" style:parent-style-name="Text_20_body" style:list-style-name="L32"/>
    <style:style style:name="P61" style:family="paragraph" style:parent-style-name="Text_20_body" style:list-style-name="L32">
      <style:paragraph-properties fo:margin-top="0in" fo:margin-bottom="0in" style:contextual-spacing="false"/>
    </style:style>
    <style:style style:name="P62" style:family="paragraph" style:parent-style-name="Text_20_body" style:list-style-name="L33"/>
    <style:style style:name="P63" style:family="paragraph" style:parent-style-name="Text_20_body" style:list-style-name="L33">
      <style:paragraph-properties fo:margin-top="0in" fo:margin-bottom="0in" style:contextual-spacing="false"/>
    </style:style>
    <style:style style:name="P64" style:family="paragraph" style:parent-style-name="Text_20_body" style:list-style-name="L34"/>
    <style:style style:name="P65" style:family="paragraph" style:parent-style-name="Text_20_body" style:list-style-name="L34">
      <style:paragraph-properties fo:margin-top="0in" fo:margin-bottom="0in" style:contextual-spacing="false"/>
    </style:style>
    <style:style style:name="P66" style:family="paragraph" style:parent-style-name="Text_20_body" style:list-style-name="L35"/>
    <style:style style:name="P67" style:family="paragraph" style:parent-style-name="Text_20_body" style:list-style-name="L35">
      <style:paragraph-properties fo:margin-top="0in" fo:margin-bottom="0in" style:contextual-spacing="false"/>
    </style:style>
    <style:style style:name="P68" style:family="paragraph" style:parent-style-name="Text_20_body" style:list-style-name="L36"/>
    <style:style style:name="P69" style:family="paragraph" style:parent-style-name="Text_20_body" style:list-style-name="L36">
      <style:paragraph-properties fo:margin-top="0in" fo:margin-bottom="0in" style:contextual-spacing="false"/>
    </style:style>
    <style:style style:name="P70" style:family="paragraph" style:parent-style-name="Text_20_body" style:list-style-name="L37"/>
    <style:style style:name="P71" style:family="paragraph" style:parent-style-name="Text_20_body" style:list-style-name="L37">
      <style:paragraph-properties fo:margin-top="0in" fo:margin-bottom="0in" style:contextual-spacing="false"/>
    </style:style>
    <style:style style:name="P72" style:family="paragraph" style:parent-style-name="Text_20_body" style:list-style-name="L38"/>
    <style:style style:name="P73" style:family="paragraph" style:parent-style-name="Text_20_body" style:list-style-name="L38">
      <style:paragraph-properties fo:margin-top="0in" fo:margin-bottom="0in" style:contextual-spacing="false"/>
    </style:style>
    <style:style style:name="P74" style:family="paragraph" style:parent-style-name="Text_20_body" style:list-style-name="L39"/>
    <style:style style:name="P75" style:family="paragraph" style:parent-style-name="Text_20_body" style:list-style-name="L39">
      <style:paragraph-properties fo:margin-top="0in" fo:margin-bottom="0in" style:contextual-spacing="false"/>
    </style:style>
    <style:style style:name="P76" style:family="paragraph" style:parent-style-name="Text_20_body" style:list-style-name="L40"/>
    <style:style style:name="P77" style:family="paragraph" style:parent-style-name="Text_20_body" style:list-style-name="L40">
      <style:paragraph-properties fo:margin-top="0in" fo:margin-bottom="0in" style:contextual-spacing="false"/>
    </style:style>
    <style:style style:name="P78" style:family="paragraph" style:parent-style-name="Text_20_body" style:list-style-name="L41"/>
    <style:style style:name="P79" style:family="paragraph" style:parent-style-name="Text_20_body" style:list-style-name="L41">
      <style:paragraph-properties fo:margin-top="0in" fo:margin-bottom="0in" style:contextual-spacing="false"/>
    </style:style>
    <style:style style:name="P80" style:family="paragraph" style:parent-style-name="Text_20_body" style:list-style-name="L42"/>
    <style:style style:name="P81" style:family="paragraph" style:parent-style-name="Text_20_body" style:list-style-name="L42">
      <style:paragraph-properties fo:margin-top="0in" fo:margin-bottom="0in" style:contextual-spacing="false"/>
    </style:style>
    <style:style style:name="P82" style:family="paragraph" style:parent-style-name="Text_20_body" style:list-style-name="L43"/>
    <style:style style:name="P83" style:family="paragraph" style:parent-style-name="Text_20_body" style:list-style-name="L43">
      <style:paragraph-properties fo:margin-top="0in" fo:margin-bottom="0in" style:contextual-spacing="false"/>
    </style:style>
    <style:style style:name="P84" style:family="paragraph" style:parent-style-name="Text_20_body" style:list-style-name="L44"/>
    <style:style style:name="P85" style:family="paragraph" style:parent-style-name="Text_20_body" style:list-style-name="L44">
      <style:paragraph-properties fo:margin-top="0in" fo:margin-bottom="0in" style:contextual-spacing="false"/>
    </style:style>
    <style:style style:name="P86" style:family="paragraph" style:parent-style-name="Text_20_body" style:list-style-name="L45"/>
    <style:style style:name="P87" style:family="paragraph" style:parent-style-name="Text_20_body" style:list-style-name="L45">
      <style:paragraph-properties fo:margin-top="0in" fo:margin-bottom="0in" style:contextual-spacing="false"/>
    </style:style>
    <style:style style:name="P88" style:family="paragraph" style:parent-style-name="Text_20_body" style:list-style-name="L46"/>
    <style:style style:name="P89" style:family="paragraph" style:parent-style-name="Text_20_body" style:list-style-name="L4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balticbioregionalhomesteadingknowledgebase"/>Baltic Bioregional Homesteading Knowledge Base</text:h>
      <text:p text:style-name="Text_20_body"><text:span text:style-name="Strong_20_Emphasis">A peer-validated resource for regenerative living in Estonia, Latvia, and Lithuania</text:span></text:p>
      <text:p text:style-name="Text_20_body"><text:span text:style-name="Emphasis">Last updated: December 2025</text:span><text:line-break/><text:span text:style-name="Emphasis">Contributors: [Names will be added as people contribute]</text:span><text:line-break/><text:span text:style-name="Emphasis">Initial Creator: Björn Kenneth Holmström</text:span><text:line-break/><text:span text:style-name="Emphasis">Regional Coordinator: [OPEN POSITION - see contact section below]</text:span></text:p>
      <text:p text:style-name="Horizontal_20_Line"/>
      <text:h text:style-name="Heading_20_2" text:outline-level="2"><text:bookmark text:name="purposeofthisdocument"/>🌍 Purpose of This Document</text:h>
      <text:p text:style-name="Text_20_body">This is a <text:span text:style-name="Strong_20_Emphasis">living knowledge base</text:span> created by and for homesteaders in the Baltic bioregion. </text:p>
      <text:p text:style-name="Text_20_body"><text:span text:style-name="Strong_20_Emphasis">What makes this different from generic permaculture resources:</text:span></text:p>
      <text:list xml:id="list3779251315" text:style-name="L1">
        <text:list-item>
          <text:p text:style-name="P3">✅ <text:span text:style-name="Strong_20_Emphasis">Bioregionally specific</text:span> - focused on what works <text:span text:style-name="Emphasis">here</text:span> in Baltic climate/soil </text:p>
        </text:list-item>
        <text:list-item>
          <text:p text:style-name="P3">✅ <text:span text:style-name="Strong_20_Emphasis">Peer-validated</text:span> - contributed by people with real experience </text:p>
        </text:list-item>
        <text:list-item>
          <text:p text:style-name="P3">✅ <text:span text:style-name="Strong_20_Emphasis">Failure-inclusive</text:span> - we document what doesn't work, not just successes </text:p>
        </text:list-item>
        <text:list-item>
          <text:p text:style-name="P3">✅ <text:span text:style-name="Strong_20_Emphasis">Timeline-realistic</text:span> - honest about how long things actually take </text:p>
        </text:list-item>
        <text:list-item>
          <text:p text:style-name="P2">✅ <text:span text:style-name="Strong_20_Emphasis">Coordination-enabled</text:span> - connects you with experienced practitioners </text:p>
        </text:list-item>
      </text:list>
      <text:p text:style-name="Text_20_body"><text:span text:style-name="Strong_20_Emphasis">Current status:</text:span> Volunteer-driven knowledge sharing. No organization, no budget, no bureaucracy.</text:p>
      <text:p text:style-name="Text_20_body"><text:span text:style-name="Strong_20_Emphasis">Potential future:</text:span> If this proves valuable, it could expand to economic coordination (bulk purchasing, tool sharing), integration with other bioregions, or formalization as a cooperative. But we're starting simple: just sharing what works.</text:p>
      <text:p text:style-name="Text_20_body"><text:span text:style-name="Strong_20_Emphasis">How to use this:</text:span></text:p>
      <text:list xml:id="list38645375" text:style-name="L2">
        <text:list-item>
          <text:p text:style-name="P5">Find your country section (Estonia, Latvia, Lithuania) </text:p>
        </text:list-item>
        <text:list-item>
          <text:p text:style-name="P5">Read what experienced homesteaders have learned </text:p>
        </text:list-item>
        <text:list-item>
          <text:p text:style-name="P5">Contact contributors if you have specific questions </text:p>
        </text:list-item>
        <text:list-item>
          <text:p text:style-name="P4"><text:span text:style-name="Strong_20_Emphasis">Add your own learnings</text:span> as you gain experience </text:p>
        </text:list-item>
      </text:list>
      <text:p text:style-name="Text_20_body"><text:span text:style-name="Strong_20_Emphasis">How to contribute:</text:span></text:p>
      <text:list xml:id="list3120514176" text:style-name="L3">
        <text:list-item>
          <text:p text:style-name="P7">Request edit access from the coordinator </text:p>
        </text:list-item>
        <text:list-item>
          <text:p text:style-name="P7">Add your experiences to the relevant sections </text:p>
        </text:list-item>
        <text:list-item>
          <text:p text:style-name="P7">Be honest about failures and challenges </text:p>
        </text:list-item>
        <text:list-item>
          <text:p text:style-name="P7">Include timelines (Year 1, Year 3, Year 5, etc.) </text:p>
        </text:list-item>
        <text:list-item>
          <text:p text:style-name="P6">Optional: Add your contact info if you're willing to mentor others </text:p>
        </text:list-item>
      </text:list>
      <text:p text:style-name="Horizontal_20_Line"/>
      <text:h text:style-name="Heading_20_2" text:outline-level="2"><text:bookmark text:name="estonia"/>📍 Estonia</text:h>
      <text:h text:style-name="Heading_20_3" text:outline-level="3"><text:bookmark text:name="climatesoiloverview"/>Climate &amp; Soil Overview</text:h>
      <text:p text:style-name="Text_20_body"><text:span text:style-name="Emphasis">[To be filled by contributors]</text:span></text:p>
      <text:p text:style-name="Text_20_body"><text:span text:style-name="Strong_20_Emphasis">Key characteristics:</text:span></text:p>
      <text:list xml:id="list572603552" text:style-name="L4">
        <text:list-item>
          <text:p text:style-name="P9"><text:soft-page-break/>Climate zone: [Humid continental, cool summers] </text:p>
        </text:list-item>
        <text:list-item>
          <text:p text:style-name="P9">Average frost-free days: [~135 days] </text:p>
        </text:list-item>
        <text:list-item>
          <text:p text:style-name="P9">Soil types common here: [To be documented] </text:p>
        </text:list-item>
        <text:list-item>
          <text:p text:style-name="P8">Major challenges: [Long winters, short growing season, …] </text:p>
        </text:list-item>
      </text:list>
      <text:h text:style-name="Heading_20_3" text:outline-level="3"><text:bookmark text:name="whatworkshere"/>What Works Here</text:h>
      <text:h text:style-name="Heading_20_4" text:outline-level="4"><text:bookmark text:name="vegetableshighsuccessrate"/>Vegetables - High Success Rate</text:h>
      <text:p text:style-name="Text_20_body"><text:span text:style-name="Emphasis">[Format: Crop | Varieties that work | Timeline | Notes]</text:span></text:p>
      <text:p text:style-name="Text_20_body"><text:span text:style-name="Strong_20_Emphasis">Example entry:</text:span></text:p>
      <text:list xml:id="list3441420417" text:style-name="L5">
        <text:list-item>
          <text:p text:style-name="P11"><text:span text:style-name="Strong_20_Emphasis">Potatoes</text:span>: [Specific varieties] | Plant May, harvest September | [Specific techniques that work in Estonian soil] </text:p>
        </text:list-item>
        <text:list-item>
          <text:p text:style-name="P11"><text:span text:style-name="Strong_20_Emphasis">Carrots</text:span>: [Varieties] | [Timeline] | [Storage methods] </text:p>
        </text:list-item>
        <text:list-item>
          <text:p text:style-name="P10"><text:span text:style-name="Strong_20_Emphasis">Pumpkins</text:span>: [Varieties] | [Timeline] | [Notes] </text:p>
        </text:list-item>
      </text:list>
      <text:p text:style-name="Text_20_body"><text:span text:style-name="Emphasis">[Contributors: Please add your proven crops here]</text:span></text:p>
      <text:h text:style-name="Heading_20_4" text:outline-level="4"><text:bookmark text:name="vegetablesmoderatesuccess"/>Vegetables - Moderate Success</text:h>
      <text:p text:style-name="Text_20_body"><text:span text:style-name="Emphasis">[Crops that work but need extra attention or specific conditions]</text:span></text:p>
      <text:h text:style-name="Heading_20_4" text:outline-level="4"><text:bookmark text:name="vegetableslowsuccessnotrecommended"/>Vegetables - Low Success / Not Recommended</text:h>
      <text:p text:style-name="Text_20_body"><text:span text:style-name="Emphasis">[Crops that consistently fail or require greenhouse/special setup]</text:span></text:p>
      <text:p text:style-name="Text_20_body"><text:span text:style-name="Strong_20_Emphasis">Example:</text:span></text:p>
      <text:list xml:id="list4130848202" text:style-name="L6">
        <text:list-item>
          <text:p text:style-name="P12"><text:span text:style-name="Strong_20_Emphasis">Tomatoes (outdoor)</text:span>: Unreliable without greenhouse due to short season </text:p>
        </text:list-item>
      </text:list>
      <text:h text:style-name="Heading_20_3" text:outline-level="3"><text:bookmark text:name="whatfailshereimportant"/>What Fails Here (Important!)</text:h>
      <text:p text:style-name="Text_20_body"><text:span text:style-name="Emphasis">[Document the expensive lessons so others don't repeat them]</text:span></text:p>
      <text:p text:style-name="Text_20_body"><text:span text:style-name="Strong_20_Emphasis">Example entries:</text:span></text:p>
      <text:list xml:id="list2998340481" text:style-name="L7">
        <text:list-item>
          <text:p text:style-name="P14">[Crop/technique] failed because [specific reason] </text:p>
        </text:list-item>
        <text:list-item>
          <text:p text:style-name="P13">Tried [method] in Year X, didn't work because [climate/soil/pest issue] </text:p>
        </text:list-item>
      </text:list>
      <text:h text:style-name="Heading_20_3" text:outline-level="3"><text:bookmark text:name="soilbuildingstrategies"/>Soil Building Strategies</text:h>
      <text:h text:style-name="Heading_20_4" text:outline-level="4"><text:bookmark text:name="year13approaches"/>Year 1-3 Approaches</text:h>
      <text:p text:style-name="Text_20_body"><text:span text:style-name="Emphasis">[What new homesteaders should focus on]</text:span></text:p>
      <text:h text:style-name="Heading_20_4" text:outline-level="4"><text:bookmark text:name="year35approaches"/>Year 3-5 Approaches</text:h>
      <text:p text:style-name="Text_20_body"><text:span text:style-name="Emphasis">[Medium-term soil development strategies]</text:span></text:p>
      <text:h text:style-name="Heading_20_4" text:outline-level="4"><text:bookmark text:name="year5systems"/>Year 5+ Systems</text:h>
      <text:p text:style-name="Text_20_body"><text:span text:style-name="Emphasis">[Established, low-maintenance approaches]</text:span></text:p>
      <text:p text:style-name="Text_20_body"><text:span text:style-name="Strong_20_Emphasis">Example from experienced contributor:</text:span> <text:span text:style-name="Emphasis">"After 5 years, my soil now holds moisture with minimal watering. Key steps were: [specific techniques]. In Year 1, I spent [X hours] building beds. By Year 5, maintenance is ~30 min/day during growing season."</text:span></text:p>
      <text:h text:style-name="Heading_20_3" text:outline-level="3"><text:bookmark text:name="preservationstorage"/><text:soft-page-break/>Preservation &amp; Storage</text:h>
      <text:h text:style-name="Heading_20_4" text:outline-level="4"><text:bookmark text:name="rootcellaring"/>Root Cellaring</text:h>
      <text:list xml:id="list2609143487" text:style-name="L8">
        <text:list-item>
          <text:p text:style-name="P16">What works: [Specific vegetables, storage methods, temperature/humidity ranges] </text:p>
        </text:list-item>
        <text:list-item>
          <text:p text:style-name="P16">What doesn't work: [Common mistakes] </text:p>
        </text:list-item>
        <text:list-item>
          <text:p text:style-name="P15">Resources needed: [Construction notes, costs] </text:p>
        </text:list-item>
      </text:list>
      <text:h text:style-name="Heading_20_4" text:outline-level="4"><text:bookmark text:name="fermenting"/>Fermenting</text:h>
      <text:list xml:id="list2486190304" text:style-name="L9">
        <text:list-item>
          <text:p text:style-name="P18">Proven recipes for Baltic climate/crops: [List] </text:p>
        </text:list-item>
        <text:list-item>
          <text:p text:style-name="P17">Timeline: [When to start ferments for winter storage] </text:p>
        </text:list-item>
      </text:list>
      <text:h text:style-name="Heading_20_4" text:outline-level="4"><text:bookmark text:name="canningpreserving"/>Canning/Preserving</text:h>
      <text:list xml:id="list2137425138" text:style-name="L10">
        <text:list-item>
          <text:p text:style-name="P19">[Techniques specific to short growing season, bulk harvests] </text:p>
        </text:list-item>
      </text:list>
      <text:h text:style-name="Heading_20_3" text:outline-level="3"><text:bookmark text:name="pestdiseasemanagement"/>Pest &amp; Disease Management</text:h>
      <text:p text:style-name="Text_20_body"><text:span text:style-name="Emphasis">[Bioregionally-specific challenges]</text:span></text:p>
      <text:list xml:id="list966385363" text:style-name="L11">
        <text:list-item>
          <text:p text:style-name="P21">Deer pressure: [Severity, solutions that work] </text:p>
        </text:list-item>
        <text:list-item>
          <text:p text:style-name="P21">Slugs: [Management strategies] </text:p>
        </text:list-item>
        <text:list-item>
          <text:p text:style-name="P21">[Other common pests] </text:p>
        </text:list-item>
        <text:list-item>
          <text:p text:style-name="P20">[Disease issues specific to humid Baltic climate] </text:p>
        </text:list-item>
      </text:list>
      <text:h text:style-name="Heading_20_3" text:outline-level="3"><text:bookmark text:name="seasonextensiontechniques"/>Season Extension Techniques</text:h>
      <text:p text:style-name="Text_20_body"><text:span text:style-name="Emphasis">[Critical for short growing season]</text:span></text:p>
      <text:list xml:id="list4238326656" text:style-name="L12">
        <text:list-item>
          <text:p text:style-name="P23">Greenhouse types that work here: [Designs, costs, ROI timeline] </text:p>
        </text:list-item>
        <text:list-item>
          <text:p text:style-name="P23">Cold frames: [Specific designs] </text:p>
        </text:list-item>
        <text:list-item>
          <text:p text:style-name="P23">Row covers: [When to use, what crops benefit most] </text:p>
        </text:list-item>
        <text:list-item>
          <text:p text:style-name="P22">Hoop houses: [Construction notes] </text:p>
        </text:list-item>
      </text:list>
      <text:h text:style-name="Heading_20_3" text:outline-level="3"><text:bookmark text:name="watermanagement"/>Water Management</text:h>
      <text:list xml:id="list692953556" text:style-name="L13">
        <text:list-item>
          <text:p text:style-name="P25">Typical rainfall patterns: [Monthly breakdown] </text:p>
        </text:list-item>
        <text:list-item>
          <text:p text:style-name="P25">Irrigation needs: [Which crops, when] </text:p>
        </text:list-item>
        <text:list-item>
          <text:p text:style-name="P24">Water catchment: [Systems that work in Baltic context] </text:p>
        </text:list-item>
      </text:list>
      <text:h text:style-name="Heading_20_3" text:outline-level="3"><text:bookmark text:name="energyheating"/>Energy &amp; Heating</text:h>
      <text:p text:style-name="Text_20_body"><text:span text:style-name="Emphasis">[Long winter considerations]</text:span></text:p>
      <text:list xml:id="list572743584" text:style-name="L14">
        <text:list-item>
          <text:p text:style-name="P27">Wood heating: [Sources, costs, storage] </text:p>
        </text:list-item>
        <text:list-item>
          <text:p text:style-name="P27">Greenhouse heating: [Solutions for extending season] </text:p>
        </text:list-item>
        <text:list-item>
          <text:p text:style-name="P26">Food preservation energy needs: [Root cellar vs. electric, etc.] </text:p>
        </text:list-item>
      </text:list>
      <text:h text:style-name="Heading_20_3" text:outline-level="3"><text:bookmark text:name="timelineexpectations"/>Timeline Expectations</text:h>
      <text:p text:style-name="Text_20_body"><text:span text:style-name="Emphasis">[Reality check for newcomers]</text:span></text:p>
      <text:p text:style-name="Text_20_body"><text:span text:style-name="Strong_20_Emphasis">Year 1:</text:span></text:p>
      <text:list xml:id="list702626407" text:style-name="L15">
        <text:list-item>
          <text:p text:style-name="P29">Expect to invest: [X hours/week] </text:p>
        </text:list-item>
        <text:list-item>
          <text:p text:style-name="P29">Typical harvests: [Minimal, mostly learning] </text:p>
        </text:list-item>
        <text:list-item>
          <text:p text:style-name="P29">Focus areas: [Soil building, infrastructure, learning] </text:p>
        </text:list-item>
        <text:list-item>
          <text:p text:style-name="P28"><text:soft-page-break/>Emotional reality: [Hard, lots of failures, steep learning curve] </text:p>
        </text:list-item>
      </text:list>
      <text:p text:style-name="Text_20_body"><text:span text:style-name="Strong_20_Emphasis">Year 2-3:</text:span></text:p>
      <text:list xml:id="list1664992916" text:style-name="L16">
        <text:list-item>
          <text:p text:style-name="P31">Investment: [X hours/week] </text:p>
        </text:list-item>
        <text:list-item>
          <text:p text:style-name="P31">Harvests: [Improving but inconsistent] </text:p>
        </text:list-item>
        <text:list-item>
          <text:p text:style-name="P31">Focus: [Refining what works, eliminating what doesn't] </text:p>
        </text:list-item>
        <text:list-item>
          <text:p text:style-name="P30">Systems beginning to establish </text:p>
        </text:list-item>
      </text:list>
      <text:p text:style-name="Text_20_body"><text:span text:style-name="Strong_20_Emphasis">Year 4-5:</text:span></text:p>
      <text:list xml:id="list71757238" text:style-name="L17">
        <text:list-item>
          <text:p text:style-name="P33">Investment: [Decreasing to X hours/week] </text:p>
        </text:list-item>
        <text:list-item>
          <text:p text:style-name="P33">Harvests: [Abundant, reliable] </text:p>
        </text:list-item>
        <text:list-item>
          <text:p text:style-name="P33">Systems largely self-maintaining </text:p>
        </text:list-item>
        <text:list-item>
          <text:p text:style-name="P32">"The land remembers your work" </text:p>
        </text:list-item>
      </text:list>
      <text:p text:style-name="Text_20_body"><text:span text:style-name="Strong_20_Emphasis">Year 10+:</text:span></text:p>
      <text:list xml:id="list1215116670" text:style-name="L18">
        <text:list-item>
          <text:p text:style-name="P34">[Experienced contributors: What does mature system look like?] </text:p>
        </text:list-item>
      </text:list>
      <text:h text:style-name="Heading_20_3" text:outline-level="3"><text:bookmark text:name="economicrealities"/>Economic Realities</text:h>
      <text:p text:style-name="Text_20_body"><text:span text:style-name="Emphasis">[Honest assessment]</text:span></text:p>
      <text:p text:style-name="Text_20_body"><text:span text:style-name="Strong_20_Emphasis">Initial Investment:</text:span></text:p>
      <text:list xml:id="list1505644138" text:style-name="L19">
        <text:list-item>
          <text:p text:style-name="P36">Land: [Typical costs in Estonia] </text:p>
        </text:list-item>
        <text:list-item>
          <text:p text:style-name="P36">Infrastructure (beds, tools, storage): [Estimates] </text:p>
        </text:list-item>
        <text:list-item>
          <text:p text:style-name="P35">Time: [Hour investment Year 1-3] </text:p>
        </text:list-item>
      </text:list>
      <text:p text:style-name="Text_20_body"><text:span text:style-name="Strong_20_Emphasis">Ongoing Costs:</text:span></text:p>
      <text:list xml:id="list4113350816" text:style-name="L20">
        <text:list-item>
          <text:p text:style-name="P38">Seeds/seedlings: [Annual estimates] </text:p>
        </text:list-item>
        <text:list-item>
          <text:p text:style-name="P38">Amendments (if needed): [Costs] </text:p>
        </text:list-item>
        <text:list-item>
          <text:p text:style-name="P37">Tools/equipment replacement: [Budgets] </text:p>
        </text:list-item>
      </text:list>
      <text:p text:style-name="Text_20_body"><text:span text:style-name="Strong_20_Emphasis">"Returns":</text:span></text:p>
      <text:list xml:id="list2489815592" text:style-name="L21">
        <text:list-item>
          <text:p text:style-name="P40">Food production value: [Estimates by year] </text:p>
        </text:list-item>
        <text:list-item>
          <text:p text:style-name="P40">Non-monetary returns: [Health, family time, resilience, meaning] </text:p>
        </text:list-item>
        <text:list-item>
          <text:p text:style-name="P39">Break-even timeline: [Realistic expectations] </text:p>
        </text:list-item>
      </text:list>
      <text:p text:style-name="Text_20_body"><text:span text:style-name="Strong_20_Emphasis">Reality check:</text:span> "If you count hours and calculate what you could have earned working, buying organic groceries is cheaper. But that's not the point. The ROI is in [health, resilience, family bonds, connection to land]."</text:p>
      <text:h text:style-name="Heading_20_3" text:outline-level="3"><text:bookmark text:name="localresources"/>Local Resources</text:h>
      <text:h text:style-name="Heading_20_4" text:outline-level="4"><text:bookmark text:name="experiencedpractitioners"/>Experienced Practitioners</text:h>
      <text:p text:style-name="Text_20_body"><text:span text:style-name="Emphasis">[People willing to mentor/answer questions]</text:span></text:p>
      <text:p text:style-name="Text_20_body"><text:span text:style-name="Strong_20_Emphasis">[Contributor Name]</text:span> - [Region of Estonia] </text:p>
      <text:list xml:id="list2327776918" text:style-name="L22">
        <text:list-item>
          <text:p text:style-name="P42">Years homesteading: [X] </text:p>
        </text:list-item>
        <text:list-item>
          <text:p text:style-name="P42">Specialty: [e.g., "permaculture, soil building, season extension"] </text:p>
        </text:list-item>
        <text:list-item>
          <text:p text:style-name="P42">Contact: [Email/other if willing to be contacted] </text:p>
        </text:list-item>
        <text:list-item>
          <text:p text:style-name="P41">Availability: [e.g., "Happy to answer questions via email" or "Open to farm visits by appointment"] </text:p>
        </text:list-item>
      </text:list>
      <text:p text:style-name="Text_20_body"><text:soft-page-break/><text:span text:style-name="Emphasis">[Add your info here if you're willing to help others!]</text:span></text:p>
      <text:h text:style-name="Heading_20_4" text:outline-level="4"><text:bookmark text:name="seedsources"/>Seed Sources</text:h>
      <text:list xml:id="list3387104602" text:style-name="L23">
        <text:list-item>
          <text:p text:style-name="P44">Local seed companies: [Names, what they specialize in] </text:p>
        </text:list-item>
        <text:list-item>
          <text:p text:style-name="P44">Seed swaps: [If any organized networks exist] </text:p>
        </text:list-item>
        <text:list-item>
          <text:p text:style-name="P43">Varieties adapted to Estonian climate: [Specific recommendations] </text:p>
        </text:list-item>
      </text:list>
      <text:h text:style-name="Heading_20_4" text:outline-level="4"><text:bookmark text:name="toolequipmentsharing"/>Tool/Equipment Sharing</text:h>
      <text:list xml:id="list1779230771" text:style-name="L24">
        <text:list-item>
          <text:p text:style-name="P45">[Any existing cooperatives, tool libraries, or informal networks] </text:p>
        </text:list-item>
      </text:list>
      <text:h text:style-name="Heading_20_4" text:outline-level="4"><text:bookmark text:name="marketsdistribution"/>Markets &amp; Distribution</text:h>
      <text:list xml:id="list641134404" text:style-name="L25">
        <text:list-item>
          <text:p text:style-name="P47">Farmers markets: [Locations, schedules] </text:p>
        </text:list-item>
        <text:list-item>
          <text:p text:style-name="P47">CSA/box schemes: [If considering starting one] </text:p>
        </text:list-item>
        <text:list-item>
          <text:p text:style-name="P46">Informal food networks: [Community trading systems] </text:p>
        </text:list-item>
      </text:list>
      <text:h text:style-name="Heading_20_3" text:outline-level="3"><text:bookmark text:name="legalregulatorycontext"/>Legal/Regulatory Context</text:h>
      <text:p text:style-name="Text_20_body"><text:span text:style-name="Emphasis">[Estonia-specific]</text:span></text:p>
      <text:list xml:id="list3309326112" text:style-name="L26">
        <text:list-item>
          <text:p text:style-name="P49">Land ownership: [Relevant regulations for foreigners, restrictions] </text:p>
        </text:list-item>
        <text:list-item>
          <text:p text:style-name="P49">Building codes: [For greenhouses, root cellars, etc.] </text:p>
        </text:list-item>
        <text:list-item>
          <text:p text:style-name="P49">Food sales: [If you want to sell surplus—permits, requirements] </text:p>
        </text:list-item>
        <text:list-item>
          <text:p text:style-name="P49">Water rights: [Well drilling, rainwater harvesting regulations] </text:p>
        </text:list-item>
        <text:list-item>
          <text:p text:style-name="P48">Animals: [Registration requirements for goats, chickens, etc.] </text:p>
        </text:list-item>
      </text:list>
      <text:h text:style-name="Heading_20_3" text:outline-level="3"><text:bookmark text:name="communitysupport"/>Community &amp; Support</text:h>
      <text:h text:style-name="Heading_20_4" text:outline-level="4"><text:bookmark text:name="selforganizationoptional"/>Self-Organization (Optional)</text:h>
      <text:p text:style-name="Text_20_body">This document is just for knowledge sharing. But if contributors want to coordinate directly, you can:</text:p>
      <text:p text:style-name="Text_20_body"><text:span text:style-name="Strong_20_Emphasis">Possible activities:</text:span></text:p>
      <text:list xml:id="list1640093543" text:style-name="L27">
        <text:list-item>
          <text:p text:style-name="P51">Organize video calls (share learnings, troubleshoot, plan bulk purchases) </text:p>
        </text:list-item>
        <text:list-item>
          <text:p text:style-name="P51">Regional gatherings (if geographically feasible) </text:p>
        </text:list-item>
        <text:list-item>
          <text:p text:style-name="P51">Create Signal/WhatsApp groups for quick questions </text:p>
        </text:list-item>
        <text:list-item>
          <text:p text:style-name="P50">Coordinate bulk seed orders, equipment sharing </text:p>
        </text:list-item>
      </text:list>
      <text:p text:style-name="Text_20_body"><text:span text:style-name="Strong_20_Emphasis">How to organize:</text:span></text:p>
      <text:list xml:id="list2727331277" text:style-name="L28">
        <text:list-item>
          <text:p text:style-name="P53">Any contributor can propose coordination activities </text:p>
        </text:list-item>
        <text:list-item>
          <text:p text:style-name="P53">Use the "Contributors" contact info to reach out </text:p>
        </text:list-item>
        <text:list-item>
          <text:p text:style-name="P53">Self-organizing—no permission needed </text:p>
        </text:list-item>
        <text:list-item>
          <text:p text:style-name="P52">Share learnings back to this doc </text:p>
        </text:list-item>
      </text:list>
      <text:p text:style-name="Text_20_body"><text:span text:style-name="Strong_20_Emphasis">Simple call template</text:span> (if someone wants to start monthly calls):</text:p>
      <text:list xml:id="list823816130" text:style-name="L29">
        <text:list-item>
          <text:p text:style-name="P55">Introductions (5 min) </text:p>
        </text:list-item>
        <text:list-item>
          <text:p text:style-name="P55">What's working this season (20 min) </text:p>
        </text:list-item>
        <text:list-item>
          <text:p text:style-name="P55">Challenges/questions (20 min) </text:p>
        </text:list-item>
        <text:list-item>
          <text:p text:style-name="P55">Coordination opportunities (bulk orders, tool sharing) (10 min) </text:p>
        </text:list-item>
        <text:list-item>
          <text:p text:style-name="P54">Next month's topic (5 min) </text:p>
        </text:list-item>
      </text:list>
      <text:h text:style-name="Heading_20_4" text:outline-level="4"><text:bookmark text:name="onlineresources"/><text:soft-page-break/>Online Resources</text:h>
      <text:list xml:id="list4259749813" text:style-name="L30">
        <text:list-item>
          <text:p text:style-name="P57">[Facebook groups, forums specific to Baltic homesteading - to be added by contributors] </text:p>
        </text:list-item>
        <text:list-item>
          <text:p text:style-name="P56">[Language: Estonian/Latvian/Lithuanian vs. English resources] </text:p>
        </text:list-item>
      </text:list>
      <text:h text:style-name="Heading_20_4" text:outline-level="4"><text:bookmark text:name="regionalcoordinatorroleopenposition"/>Regional Coordinator Role (Open Position)</text:h>
      <text:p text:style-name="Text_20_body"><text:span text:style-name="Strong_20_Emphasis">This knowledge base needs someone to:</text:span></text:p>
      <text:list xml:id="list3479356809" text:style-name="L31">
        <text:list-item>
          <text:p text:style-name="P59">Invite experienced Baltic homesteaders to contribute </text:p>
        </text:list-item>
        <text:list-item>
          <text:p text:style-name="P59">Maintain quality (peer validation of advice) </text:p>
        </text:list-item>
        <text:list-item>
          <text:p text:style-name="P59">Connect people who ask questions with people who have answers </text:p>
        </text:list-item>
        <text:list-item>
          <text:p text:style-name="P59">Decide when/if to migrate to better platform (wiki, etc.) </text:p>
        </text:list-item>
        <text:list-item>
          <text:p text:style-name="P58">Facilitate (not run) coordination activities if there's interest </text:p>
        </text:list-item>
      </text:list>
      <text:p text:style-name="Text_20_body"><text:span text:style-name="Strong_20_Emphasis">Time commitment:</text:span></text:p>
      <text:list xml:id="list4032266962" text:style-name="L32">
        <text:list-item>
          <text:p text:style-name="P61">Initial: ~10 hours (recruit first contributors, set up structure) </text:p>
        </text:list-item>
        <text:list-item>
          <text:p text:style-name="P60">Ongoing: ~2-5 hours/month (respond to questions, connect people, maintain quality) </text:p>
        </text:list-item>
      </text:list>
      <text:p text:style-name="Text_20_body"><text:span text:style-name="Strong_20_Emphasis">Currently volunteer. Potential for paid position if:</text:span></text:p>
      <text:list xml:id="list977000229" text:style-name="L33">
        <text:list-item>
          <text:p text:style-name="P63">Network grows to 50+ active participants </text:p>
        </text:list-item>
        <text:list-item>
          <text:p text:style-name="P63">Funding secured through grants or participant contributions </text:p>
        </text:list-item>
        <text:list-item>
          <text:p text:style-name="P62">Estimated timeline: 6-12 months if this takes off </text:p>
        </text:list-item>
      </text:list>
      <text:p text:style-name="Text_20_body"><text:span text:style-name="Strong_20_Emphasis">Interested?</text:span> Contact: [coordinator email below]</text:p>
      <text:p text:style-name="Text_20_body"><text:span text:style-name="Strong_20_Emphasis">Why this role matters:</text:span> Right now, hundreds of Baltic homesteaders are struggling alone—figuring out through trial and error what others already know. A coordinator helps prevent that waste. You're not "running things"—you're connecting people and maintaining infrastructure that enables self-organization.</text:p>
      <text:p text:style-name="Horizontal_20_Line"/>
      <text:h text:style-name="Heading_20_2" text:outline-level="2"><text:bookmark text:name="latvia"/>📍 Latvia</text:h>
      <text:p text:style-name="Text_20_body"><text:span text:style-name="Emphasis">[Structure mirrors Estonia section above - to be filled by Latvian contributors]</text:span></text:p>
      <text:h text:style-name="Heading_20_3" text:outline-level="3"><text:bookmark text:name="climatesoiloverview-1"/>Climate &amp; Soil Overview</text:h>
      <text:p text:style-name="Text_20_body"><text:span text:style-name="Emphasis">[To be documented]</text:span></text:p>
      <text:h text:style-name="Heading_20_3" text:outline-level="3"><text:bookmark text:name="whatworkshere-1"/>What Works Here</text:h>
      <text:p text:style-name="Text_20_body"><text:span text:style-name="Emphasis">[Contributors needed!]</text:span></text:p>
      <text:h text:style-name="Heading_20_3" text:outline-level="3"><text:bookmark text:name="whatfailshere"/>What Fails Here</text:h>
      <text:p text:style-name="Text_20_body"><text:span text:style-name="Emphasis">[Contributors needed!]</text:span></text:p>
      <text:h text:style-name="Heading_20_3" text:outline-level="3"><text:bookmark text:name="localresources-1"/>Local Resources</text:h>
      <text:p text:style-name="Text_20_body"><text:span text:style-name="Emphasis">[Contributors needed!]</text:span></text:p>
      <text:p text:style-name="Horizontal_20_Line"/>
      <text:h text:style-name="Heading_20_2" text:outline-level="2"><text:bookmark text:name="lithuania"/><text:soft-page-break/>📍 Lithuania</text:h>
      <text:p text:style-name="Text_20_body"><text:span text:style-name="Emphasis">[Structure mirrors Estonia section above - to be filled by Lithuanian contributors]</text:span></text:p>
      <text:h text:style-name="Heading_20_3" text:outline-level="3"><text:bookmark text:name="climatesoiloverview-2"/>Climate &amp; Soil Overview</text:h>
      <text:p text:style-name="Text_20_body"><text:span text:style-name="Emphasis">[To be documented]</text:span></text:p>
      <text:h text:style-name="Heading_20_3" text:outline-level="3"><text:bookmark text:name="whatworkshere-2"/>What Works Here</text:h>
      <text:p text:style-name="Text_20_body"><text:span text:style-name="Emphasis">[Contributors needed!]</text:span></text:p>
      <text:h text:style-name="Heading_20_3" text:outline-level="3"><text:bookmark text:name="whatfailshere-1"/>What Fails Here</text:h>
      <text:p text:style-name="Text_20_body"><text:span text:style-name="Emphasis">[Contributors needed!]</text:span></text:p>
      <text:h text:style-name="Heading_20_3" text:outline-level="3"><text:bookmark text:name="localresources-2"/>Local Resources</text:h>
      <text:p text:style-name="Text_20_body"><text:span text:style-name="Emphasis">[Contributors needed!]</text:span></text:p>
      <text:p text:style-name="Horizontal_20_Line"/>
      <text:h text:style-name="Heading_20_2" text:outline-level="2"><text:bookmark text:name="crossbalticlearning"/>🤝 Cross-Baltic Learning</text:h>
      <text:h text:style-name="Heading_20_3" text:outline-level="3"><text:bookmark text:name="similaritiesacrossregion"/>Similarities Across Region</text:h>
      <text:p text:style-name="Text_20_body"><text:span text:style-name="Emphasis">[What works everywhere in Baltic bioregion]</text:span></text:p>
      <text:list xml:id="list1140158743" text:style-name="L34">
        <text:list-item>
          <text:p text:style-name="P65">[Climate patterns that apply broadly] </text:p>
        </text:list-item>
        <text:list-item>
          <text:p text:style-name="P65">[Techniques that work across all three countries] </text:p>
        </text:list-item>
        <text:list-item>
          <text:p text:style-name="P64">[Shared resources/knowledge] </text:p>
        </text:list-item>
      </text:list>
      <text:h text:style-name="Heading_20_3" text:outline-level="3"><text:bookmark text:name="regionalvariations"/>Regional Variations</text:h>
      <text:p text:style-name="Text_20_body"><text:span text:style-name="Emphasis">[Important differences between Estonia/Latvia/Lithuania]</text:span></text:p>
      <text:list xml:id="list1539778630" text:style-name="L35">
        <text:list-item>
          <text:p text:style-name="P67">Estonia: [Specific characteristics] </text:p>
        </text:list-item>
        <text:list-item>
          <text:p text:style-name="P67">Latvia: [Specific characteristics] </text:p>
        </text:list-item>
        <text:list-item>
          <text:p text:style-name="P66">Lithuania: [Specific characteristics - slightly warmer, longer season?] </text:p>
        </text:list-item>
      </text:list>
      <text:h text:style-name="Heading_20_3" text:outline-level="3"><text:bookmark text:name="successfuladaptations"/>Successful Adaptations</text:h>
      <text:p text:style-name="Text_20_body"><text:span text:style-name="Emphasis">[Examples of taking knowledge from one Baltic country and applying it in another]</text:span></text:p>
      <text:p text:style-name="Horizontal_20_Line"/>
      <text:h text:style-name="Heading_20_2" text:outline-level="2"><text:bookmark text:name="recommendedresources"/>📚 Recommended Resources</text:h>
      <text:h text:style-name="Heading_20_3" text:outline-level="3"><text:bookmark text:name="booksspecificallyrelevanttobalticclimate"/>Books Specifically Relevant to Baltic Climate</text:h>
      <text:p text:style-name="Text_20_body"><text:span text:style-name="Emphasis">[Not generic permaculture, but resources addressing short seasons, cold climate, etc.]</text:span></text:p>
      <text:h text:style-name="Heading_20_3" text:outline-level="3"><text:bookmark text:name="usefulgeneralresources"/>Useful General Resources</text:h>
      <text:p text:style-name="Text_20_body"><text:span text:style-name="Emphasis">[Permaculture classics, but filtered for relevance]</text:span></text:p>
      <text:h text:style-name="Heading_20_3" text:outline-level="3"><text:bookmark text:name="balticspecificonlineresources"/><text:soft-page-break/>Baltic-Specific Online Resources</text:h>
      <text:p text:style-name="Text_20_body"><text:span text:style-name="Emphasis">[Forums, YouTube channels, blogs by Baltic homesteaders]</text:span></text:p>
      <text:p text:style-name="Horizontal_20_Line"/>
      <text:h text:style-name="Heading_20_2" text:outline-level="2"><text:bookmark text:name="howtocontribute"/>🌱 How to Contribute</text:h>
      <text:p text:style-name="Text_20_body"><text:span text:style-name="Strong_20_Emphasis">We need your experience!</text:span> This document only works if practitioners share what they've learned.</text:p>
      <text:p text:style-name="Text_20_body"><text:span text:style-name="Strong_20_Emphasis">To add your knowledge:</text:span></text:p>
      <text:list xml:id="list1012885369" text:style-name="L36">
        <text:list-item>
          <text:p text:style-name="P69">Request edit access from coordinator: [your email] </text:p>
        </text:list-item>
        <text:list-item>
          <text:p text:style-name="P69">Find the relevant section (your country, topic) </text:p>
        </text:list-item>
        <text:list-item>
          <text:p text:style-name="P69">Add your experience in the format shown </text:p>
        </text:list-item>
        <text:list-item>
          <text:p text:style-name="P69">Be specific: varieties, timelines, costs, failures </text:p>
        </text:list-item>
        <text:list-item>
          <text:p text:style-name="P68">Optional: Add your contact info if you're willing to mentor others </text:p>
        </text:list-item>
      </text:list>
      <text:p text:style-name="Text_20_body"><text:span text:style-name="Strong_20_Emphasis">What to contribute:</text:span></text:p>
      <text:list xml:id="list210933438" text:style-name="L37">
        <text:list-item>
          <text:p text:style-name="P71">✅ Specific crop varieties that work/fail </text:p>
        </text:list-item>
        <text:list-item>
          <text:p text:style-name="P71">✅ Soil building timelines and techniques </text:p>
        </text:list-item>
        <text:list-item>
          <text:p text:style-name="P71">✅ Pest/disease management strategies </text:p>
        </text:list-item>
        <text:list-item>
          <text:p text:style-name="P71">✅ Storage/preservation methods </text:p>
        </text:list-item>
        <text:list-item>
          <text:p text:style-name="P71">✅ Economic realities (honest numbers) </text:p>
        </text:list-item>
        <text:list-item>
          <text:p text:style-name="P71">✅ <text:span text:style-name="Strong_20_Emphasis">Failures</text:span> (these prevent others from making same mistakes) </text:p>
        </text:list-item>
        <text:list-item>
          <text:p text:style-name="P70">✅ Timeline expectations (Year 1 vs Year 5 realities) </text:p>
        </text:list-item>
      </text:list>
      <text:p text:style-name="Text_20_body"><text:span text:style-name="Strong_20_Emphasis">Contribution guidelines:</text:span></text:p>
      <text:list xml:id="list1197163669" text:style-name="L38">
        <text:list-item>
          <text:p text:style-name="P73">Be honest (failures are as valuable as successes) </text:p>
        </text:list-item>
        <text:list-item>
          <text:p text:style-name="P73">Be specific (not "tomatoes" but "variety X in greenhouse worked") </text:p>
        </text:list-item>
        <text:list-item>
          <text:p text:style-name="P73">Include context (your specific location, soil type, microclimate if relevant) </text:p>
        </text:list-item>
        <text:list-item>
          <text:p text:style-name="P72">Update if things change (climate shifting, new techniques) </text:p>
        </text:list-item>
      </text:list>
      <text:p text:style-name="Horizontal_20_Line"/>
      <text:h text:style-name="Heading_20_2" text:outline-level="2"><text:bookmark text:name="coordinationcontact"/>📞 Coordination &amp; Contact</text:h>
      <text:p text:style-name="Text_20_body"><text:span text:style-name="Strong_20_Emphasis">Initial Creator:</text:span> Björn Kenneth Holmström<text:line-break/><text:span text:style-name="Strong_20_Emphasis">Email:</text:span> <text:a xlink:type="simple" xlink:href="mailto:bjorn.kenneth.holmstrom@gmail.com" text:style-name="Internet_20_link" text:visited-style-name="Visited_20_Internet_20_Link">bjorn.kenneth.holmstrom@gmail.com</text:a><text:line-break/><text:span text:style-name="Strong_20_Emphasis">Role:</text:span> Created initial template and structure. Available for technical support (wiki setup, etc.) and questions about broader coordination frameworks.</text:p>
      <text:p text:style-name="Text_20_body"><text:span text:style-name="Strong_20_Emphasis">Regional Coordinator:</text:span> [OPEN POSITION]<text:line-break/><text:span text:style-name="Strong_20_Emphasis">To apply:</text:span> Email above with brief note about your homesteading experience and interest in coordinating this network.</text:p>
      <text:p text:style-name="Text_20_body"><text:span text:style-name="Strong_20_Emphasis">Purpose of coordinator role:</text:span></text:p>
      <text:list xml:id="list1030083919" text:style-name="L39">
        <text:list-item>
          <text:p text:style-name="P75">Invite and connect Baltic homesteaders </text:p>
        </text:list-item>
        <text:list-item>
          <text:p text:style-name="P75">Maintain document quality (peer validation) </text:p>
        </text:list-item>
        <text:list-item>
          <text:p text:style-name="P75">Help contributors self-organize (calls, gatherings, bulk purchases) </text:p>
        </text:list-item>
        <text:list-item>
          <text:p text:style-name="P75">Decide when/if to migrate to better platform </text:p>
        </text:list-item>
        <text:list-item>
          <text:p text:style-name="P74">Be the "go-to person" for Baltic bioregional homesteading questions </text:p>
        </text:list-item>
      </text:list>
      <text:p text:style-name="Text_20_body"><text:soft-page-break/><text:span text:style-name="Strong_20_Emphasis">Not required:</text:span></text:p>
      <text:list xml:id="list4264929607" text:style-name="L40">
        <text:list-item>
          <text:p text:style-name="P77">Running everything (this should be self-organizing) </text:p>
        </text:list-item>
        <text:list-item>
          <text:p text:style-name="P77">Technical skills (creator provides platform support) </text:p>
        </text:list-item>
        <text:list-item>
          <text:p text:style-name="P76">Lots of time (2-5 hours/month after initial setup) </text:p>
        </text:list-item>
      </text:list>
      <text:p text:style-name="Text_20_body"><text:span text:style-name="Strong_20_Emphasis">What's in it for coordinator:</text:span></text:p>
      <text:list xml:id="list905698645" text:style-name="L41">
        <text:list-item>
          <text:p text:style-name="P79">Leadership of potentially important network </text:p>
        </text:list-item>
        <text:list-item>
          <text:p text:style-name="P79">First to benefit from coordination (bulk purchases, knowledge sharing, mutual aid) </text:p>
        </text:list-item>
        <text:list-item>
          <text:p text:style-name="P79">Potential paid role if network grows and funding secured </text:p>
        </text:list-item>
        <text:list-item>
          <text:p text:style-name="P78">Connection to broader resilience frameworks being developed </text:p>
        </text:list-item>
      </text:list>
      <text:p text:style-name="Text_20_body"><text:span text:style-name="Strong_20_Emphasis">About broader coordination frameworks:</text:span> This knowledge base may eventually integrate with economic coordination tools (alternative currencies for skill exchange, commons governance for shared resources, cross-bioregional learning networks). But that's speculative future work. For now, this is just about connecting Baltic homesteaders so they stop struggling alone.</text:p>
      <text:p text:style-name="Text_20_body"><text:span text:style-name="Strong_20_Emphasis">This is a living document.</text:span> Last updated [date]. No fixed update schedule—evolves as contributors add knowledge.</text:p>
      <text:p text:style-name="Text_20_body"><text:span text:style-name="Strong_20_Emphasis">Future platform:</text:span> Starting with Google Docs for simplicity. If this proves valuable and gets unwieldy, coordinator can decide to migrate to wiki (BookStack, MediaWiki, etc.). Creator will provide technical support for migration.</text:p>
      <text:p text:style-name="Horizontal_20_Line"/>
      <text:h text:style-name="Heading_20_2" text:outline-level="2"><text:bookmark text:name="fundingsustainability"/>💰 Funding &amp; Sustainability</text:h>
      <text:p text:style-name="Text_20_body"><text:span text:style-name="Strong_20_Emphasis">Current status:</text:span> Volunteer-driven, zero-budget project. Free to use, free to contribute.</text:p>
      <text:p text:style-name="Text_20_body"><text:span text:style-name="Strong_20_Emphasis">Why no budget?</text:span> Knowledge sharing doesn't require money. Google Docs is free. Coordination can be self-organized.</text:p>
      <text:p text:style-name="Text_20_body"><text:span text:style-name="Strong_20_Emphasis">Possible future funding (if network grows):</text:span></text:p>
      <text:list xml:id="list2862831759" text:style-name="L42">
        <text:list-item>
          <text:p text:style-name="P81">Small participant contributions (optional, only if members see value) </text:p>
        </text:list-item>
        <text:list-item>
          <text:p text:style-name="P81">Grants for sustainable agriculture / community resilience </text:p>
        </text:list-item>
        <text:list-item>
          <text:p text:style-name="P80">Integration with broader coordination frameworks (if those develop funding) </text:p>
        </text:list-item>
      </text:list>
      <text:p text:style-name="Text_20_body"><text:span text:style-name="Strong_20_Emphasis">What funding would enable:</text:span></text:p>
      <text:list xml:id="list2242405819" text:style-name="L43">
        <text:list-item>
          <text:p text:style-name="P83">Regional coordinator stipends (~$500-1000/month) </text:p>
        </text:list-item>
        <text:list-item>
          <text:p text:style-name="P83">Better platform (dedicated wiki instead of Google Docs) </text:p>
        </text:list-item>
        <text:list-item>
          <text:p text:style-name="P83">In-person regional gatherings </text:p>
        </text:list-item>
        <text:list-item>
          <text:p text:style-name="P83">Bulk purchasing coordination infrastructure </text:p>
        </text:list-item>
        <text:list-item>
          <text:p text:style-name="P83">Tool/equipment sharing systems </text:p>
        </text:list-item>
        <text:list-item>
          <text:p text:style-name="P82">Cross-bioregional learning programs </text:p>
        </text:list-item>
      </text:list>
      <text:p text:style-name="Text_20_body"><text:span text:style-name="Strong_20_Emphasis">Timeline:</text:span> If this takes off, funding might be secured 6-12 months out. But we're starting with zero budget to prove the model works first.</text:p>
      <text:p text:style-name="Text_20_body"><text:span text:style-name="Strong_20_Emphasis">Philosophy:</text:span> The knowledge itself should always be freely accessible. Funding would support coordination infrastructure, not gate-keep information.</text:p>
      <text:p text:style-name="Horizontal_20_Line"/>
      <text:h text:style-name="Heading_20_2" text:outline-level="2"><text:bookmark text:name="versionhistory"/><text:soft-page-break/>🔄 Version History</text:h>
      <text:p text:style-name="Text_20_body"><text:span text:style-name="Strong_20_Emphasis">v0.1 - December 2025</text:span></text:p>
      <text:list xml:id="list3437916285" text:style-name="L44">
        <text:list-item>
          <text:p text:style-name="P85">Initial template created </text:p>
        </text:list-item>
        <text:list-item>
          <text:p text:style-name="P85">Structure established </text:p>
        </text:list-item>
        <text:list-item>
          <text:p text:style-name="P84">Seeking first contributors </text:p>
        </text:list-item>
      </text:list>
      <text:p text:style-name="Text_20_body"><text:span text:style-name="Strong_20_Emphasis">v0.2 - [Date]</text:span></text:p>
      <text:list xml:id="list53210644" text:style-name="L45">
        <text:list-item>
          <text:p text:style-name="P87">[First contributor data added] </text:p>
        </text:list-item>
        <text:list-item>
          <text:p text:style-name="P86">[Sections filled in] </text:p>
        </text:list-item>
      </text:list>
      <text:p text:style-name="Text_20_body"><text:span text:style-name="Emphasis">[Subsequent versions as document develops]</text:span></text:p>
      <text:p text:style-name="Horizontal_20_Line"/>
      <text:h text:style-name="Heading_20_2" text:outline-level="2"><text:bookmark text:name="licenseusage"/>⚖️ License &amp; Usage</text:h>
      <text:p text:style-name="Text_20_body">This knowledge base is <text:span text:style-name="Strong_20_Emphasis">freely shared</text:span> for non-commercial use.</text:p>
      <text:list xml:id="list1664860350" text:style-name="L46">
        <text:list-item>
          <text:p text:style-name="P89">✅ Use this information for your own homesteading </text:p>
        </text:list-item>
        <text:list-item>
          <text:p text:style-name="P89">✅ Share with others </text:p>
        </text:list-item>
        <text:list-item>
          <text:p text:style-name="P89">✅ Adapt for your bioregion (with credit to Baltic contributors) </text:p>
        </text:list-item>
        <text:list-item>
          <text:p text:style-name="P89">❌ Commercial use without contributor permission </text:p>
        </text:list-item>
        <text:list-item>
          <text:p text:style-name="P88">❌ Claiming others' contributed knowledge as your own </text:p>
        </text:list-item>
      </text:list>
      <text:p text:style-name="Text_20_body">Contributors retain credit for their specific contributions.</text:p>
      <text:p text:style-name="Text_20_body"><text:span text:style-name="Strong_20_Emphasis">Philosophy:</text:span> Knowledge about growing food and building resilient communities should be freely accessible. We're building coordination infrastructure for mutual aid and collective survival, not extracting profit from shared learning.</text:p>
      <text:p text:style-name="Text_20_body">If you build on this template for another bioregion, please credit the Baltic network and let us know—we'd love to connect and share cross-regional learnings.</text:p>
      <text:p text:style-name="Horizontal_20_Line"/>
      <text:p text:style-name="Text_20_body"><text:span text:style-name="Strong_20_Emphasis">End of template. Document begins filling in as contributors add their experie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ported Document</dc:title>
    <meta:document-statistic meta:table-count="0" meta:image-count="0" meta:object-count="0" meta:page-count="10" meta:paragraph-count="306" meta:word-count="2213" meta:character-count="15453" meta:non-whitespace-character-count="13550"/>
    <meta:generator>LibreOffice/7.3.7.2$Linux_X86_64 LibreOffice_project/30$Build-2</meta:generator>
    <meta:user-defined meta:name=""/>
  </office:meta>
</office:document-meta>
</file>